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568cm" fo:min-width="1.21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94cm" fo:min-width="1.96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94cm" fo:min-width="1.959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0.8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77cm"/>
      <style:paragraph-properties style:writing-mode="lr-tb"/>
    </style:style>
    <style:style style:name="gr12" style:family="graphic" style:parent-style-name="objectwithoutfill">
      <style:graphic-properties svg:stroke-width="0.053cm" draw:marker-start-width="0.279cm" draw:marker-end="Arrowheads_20_11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3.54cm" svg:y="13.065cm">
          <text:p text:style-name="P1"><text:span text:style-name="T1">55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1.27cm" svg:x="3.54cm" svg:y="7.985cm">
          <text:p text:style-name="P1"><text:span text:style-name="T1">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1.16cm" svg:y="13.065cm">
          <text:p text:style-name="P1"><text:span text:style-name="T1">55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39cm" svg:height="1.27cm" svg:x="14.97cm" svg:y="13.065cm"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measurelines" svg:x1="4.81cm" svg:y1="9.255cm" svg:x2="4.81cm" svg:y2="13.065cm">
          <text:p/>
        </draw:line>
        <draw:line draw:style-name="gr4" draw:text-style-name="P3" draw:layer="measurelines" svg:x1="4.81cm" svg:y1="14.335cm" svg:x2="4.81cm" svg:y2="18.145cm">
          <text:p/>
        </draw:line>
        <draw:line draw:style-name="gr5" draw:text-style-name="P3" draw:layer="measurelines" svg:x1="6.08cm" svg:y1="8.62cm" svg:x2="12.112cm" svg:y2="13.065cm">
          <text:p/>
        </draw:line>
        <draw:line draw:style-name="gr5" draw:text-style-name="P3" draw:layer="measurelines" svg:x1="6.08cm" svg:y1="18.78cm" svg:x2="12.112cm" svg:y2="14.335cm">
          <text:p/>
        </draw:line>
        <draw:line draw:style-name="gr6" draw:text-style-name="P3" draw:layer="measurelines" svg:x1="13.7cm" svg:y1="13.7cm" svg:x2="14.97cm" svg:y2="13.7cm">
          <text:p/>
        </draw:line>
        <draw:frame draw:style-name="gr7" draw:text-style-name="P4" draw:layer="measurelines" svg:width="1.387cm" svg:height="0.683cm" svg:x="6.715cm" svg:y="8.572cm">
          <draw:text-box>
            <text:p><text:span text:style-name="T2">Push</text:span></text:p>
          </draw:text-box>
        </draw:frame>
        <draw:frame draw:style-name="gr8" draw:text-style-name="P4" draw:layer="measurelines" svg:width="1.145cm" svg:height="0.683cm" svg:x="14.652cm" svg:y="12.382cm">
          <draw:text-box>
            <text:p><text:span text:style-name="T2">Pull</text:span></text:p>
          </draw:text-box>
        </draw:frame>
        <draw:frame draw:style-name="gr8" draw:text-style-name="P4" draw:layer="measurelines" svg:width="1.145cm" svg:height="0.683cm" svg:x="3.105cm" svg:y="17.192cm">
          <draw:text-box>
            <text:p><text:span text:style-name="T2">Pull</text:span></text:p>
          </draw:text-box>
        </draw:frame>
        <draw:frame draw:style-name="gr9" draw:text-style-name="P4" draw:layer="measurelines" svg:width="1.387cm" svg:height="1.953cm" svg:x="6.28cm" svg:y="17.192cm">
          <draw:text-box>
            <text:p><text:span text:style-name="T2">Push</text:span></text:p>
          </draw:text-box>
        </draw:frame>
        <draw:frame draw:style-name="gr7" draw:text-style-name="P4" draw:layer="measurelines" svg:width="1.387cm" svg:height="0.683cm" svg:x="3.423cm" svg:y="9.572cm">
          <draw:text-box>
            <text:p><text:span text:style-name="T2">Push</text:span></text:p>
          </draw:text-box>
        </draw:frame>
        <draw:frame draw:style-name="gr10" draw:text-style-name="P4" draw:layer="measurelines" svg:width="1.95cm" svg:height="0.683cm" svg:x="10.525cm" svg:y="15.239cm">
          <draw:text-box>
            <text:p><text:span text:style-name="T2">Connect</text:span></text:p>
          </draw:text-box>
        </draw:frame>
        <draw:frame draw:style-name="gr11" draw:text-style-name="P4" draw:layer="measurelines" svg:width="1.277cm" svg:height="0.683cm" svg:x="4.81cm" svg:y="11.795cm">
          <draw:text-box>
            <text:p><text:span text:style-name="T2">Bind</text:span></text:p>
          </draw:text-box>
        </draw:frame>
        <draw:frame draw:style-name="gr11" draw:text-style-name="P4" draw:layer="measurelines" svg:width="1.277cm" svg:height="0.683cm" svg:x="13.382cm" svg:y="13.7cm">
          <draw:text-box>
            <text:p><text:span text:style-name="T2">Bind</text:span></text:p>
          </draw:text-box>
        </draw:frame>
        <draw:frame draw:style-name="gr10" draw:text-style-name="P4" draw:layer="measurelines" svg:width="1.95cm" svg:height="0.683cm" svg:x="10.525cm" svg:y="11.429cm">
          <draw:text-box>
            <text:p><text:span text:style-name="T2">Connect</text:span></text:p>
          </draw:text-box>
        </draw:frame>
        <draw:frame draw:style-name="gr10" draw:text-style-name="P4" draw:layer="measurelines" svg:width="1.95cm" svg:height="0.683cm" svg:x="4.765cm" svg:y="14.922cm">
          <draw:text-box>
            <text:p><text:span text:style-name="T2">Connect</text:span></text:p>
          </draw:text-box>
        </draw:frame>
        <draw:custom-shape draw:style-name="gr2" draw:text-style-name="P2" draw:layer="layout" svg:width="2.54cm" svg:height="1.27cm" svg:x="2.905cm" svg:y="18.78cm"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27cm" svg:x="3.222cm" svg:y="18.462cm"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27cm" svg:x="3.54cm" svg:y="18.145cm"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2.43cm" svg:y="16.875cm">
          <text:p text:style-name="P1"><text:span text:style-name="T1">5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6.24cm" svg:y1="14.335cm" svg:x2="14.97cm" svg:y2="17.51cm">
          <text:p/>
        </draw:line>
        <draw:line draw:style-name="gr13" draw:text-style-name="P3" draw:layer="layout" svg:x1="12.43cm" svg:y1="17.51cm" svg:x2="6.08cm" svg:y2="19.097cm">
          <text:p/>
        </draw:line>
        <draw:frame draw:style-name="gr10" draw:text-style-name="P4" draw:layer="layout" svg:width="1.95cm" svg:height="0.683cm" svg:x="10.797cm" svg:y="17.827cm">
          <draw:text-box>
            <text:p><text:span text:style-name="T2">Connect</text:span></text:p>
          </draw:text-box>
        </draw:frame>
        <draw:frame draw:style-name="gr11" draw:text-style-name="P4" draw:layer="layout" svg:width="1.277cm" svg:height="0.683cm" svg:x="14.01cm" svg:y="15.922cm">
          <draw:text-box>
            <text:p><text:span text:style-name="T2">Bind</text:span></text:p>
          </draw:text-box>
        </draw:frame>
        <draw:frame draw:style-name="gr11" draw:text-style-name="P4" draw:layer="layout" svg:width="1.277cm" svg:height="0.683cm" svg:x="15.915cm" svg:y="14.652cm">
          <draw:text-box>
            <text:p><text:span text:style-name="T2">Pub</text:span></text:p>
          </draw:text-box>
        </draw:frame>
        <draw:frame draw:style-name="gr11" draw:text-style-name="P4" draw:layer="layout" svg:width="1.277cm" svg:height="0.683cm" svg:x="6.397cm" svg:y="19.049cm">
          <draw:text-box>
            <text:p><text:span text:style-name="T2">Su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5" draw:display-name="Arrowheads 5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15:53:04.889000000</meta:creation-date>
    <dc:date>2021-05-19T22:52:17.534000000</dc:date>
    <meta:editing-duration>PT14M37S</meta:editing-duration>
    <meta:editing-cycles>4</meta:editing-cycles>
    <meta:generator>LibreOffice/7.1.3.2$Windows_X86_64 LibreOffice_project/47f78053abe362b9384784d31a6e56f8511eb1c1</meta:generator>
    <meta:document-statistic meta:object-count="29"/>
  </office:meta>
</office:document-meta>
</file>